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
      <text:p text:style-name="P36">Chapter Fourteen</text:p>
      <text:p text:style-name="P36"/>
      <text:p text:style-name="P36"><text:soft-page-break/><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oft-page-break/><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oft-page-break/><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oft-page-break/><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oft-page-break/><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oft-page-break/><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oft-page-break/><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oft-page-break/><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oft-page-break/><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oft-page-break/><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oft-page-break/><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oft-page-break/><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oft-page-break/><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oft-page-break/><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text:span><text:soft-page-break/><text:span text:style-name="T197">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text:span><text:soft-page-break/><text:span text:style-name="T198">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text:span><text:soft-page-break/><text:span text:style-name="T201">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text:span><text:soft-page-break/><text:span text:style-name="T204">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oft-page-break/><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text:span><text:soft-page-break/><text:span text:style-name="T211">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text:span><text:soft-page-break/><text:span text:style-name="T215">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text:span><text:soft-page-break/><text:span text:style-name="T220">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oft-page-break/><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oft-page-break/><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oft-page-break/><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text:span><text:soft-page-break/><text:span text:style-name="T234">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oft-page-break/><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oft-page-break/><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text:span><text:soft-page-break/><text:span text:style-name="T247">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oft-page-break/><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oft-page-break/><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oft-page-break/><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oft-page-break/><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oft-page-break/><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oft-page-break/><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oft-page-break/><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oft-page-break/><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01</meta:editing-cycles>
    <meta:generator>LibreOffice/7.4.2.3$Windows_X86_64 LibreOffice_project/382eef1f22670f7f4118c8c2dd222ec7ad009daf</meta:generator>
    <dc:date>2022-10-26T13:30:58.916000000</dc:date>
    <meta:editing-duration>PT15H20M40S</meta:editing-duration>
    <meta:document-statistic meta:table-count="0" meta:image-count="0" meta:object-count="0" meta:page-count="89" meta:paragraph-count="957" meta:word-count="23741" meta:character-count="133240" meta:non-whitespace-character-count="105775"/>
  </office:meta>
</office:document-meta>
</file>